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Таблица1" style:family="table">
      <style:table-properties style:width="165.01mm" style:rel-width="100%" fo:margin-left="0mm" fo:margin-top="0mm" fo:margin-bottom="0mm" table:align="left" style:writing-mode="lr-tb"/>
    </style:style>
    <style:style style:name="Таблица1.A" style:family="table-column">
      <style:table-column-properties style:column-width="57.98mm" style:rel-column-width="23028*"/>
    </style:style>
    <style:style style:name="Таблица1.B" style:family="table-column">
      <style:table-column-properties style:column-width="46.94mm" style:rel-column-width="18639*"/>
    </style:style>
    <style:style style:name="Таблица1.C" style:family="table-column">
      <style:table-column-properties style:column-width="60.1mm" style:rel-column-width="23868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1.91mm" fo:padding-right="1.91mm" fo:padding-top="0mm" fo:padding-bottom="0mm" fo:border="none">
        <style:background-image/>
      </style:table-cell-properties>
    </style:style>
    <style:style style:name="Таблица1.B1" style:family="table-cell">
      <style:table-cell-properties style:vertical-align="bottom" fo:background-color="transparent" fo:padding-left="1.91mm" fo:padding-right="1.91mm" fo:padding-top="0mm" fo:padding-bottom="0mm" fo:border="none">
        <style:background-image/>
      </style:table-cell-properties>
    </style:style>
    <style:style style:name="Таблица1.C1" style:family="table-cell">
      <style:table-cell-properties style:vertical-align="middle" fo:background-color="transparent" fo:padding-left="1.91mm" fo:padding-right="1.91mm" fo:padding-top="0mm" fo:padding-bottom="0mm" fo:border="none">
        <style:background-image/>
      </style:table-cell-properties>
    </style:style>
    <style:style style:name="Таблица1.3" style:family="table-row">
      <style:table-row-properties style:min-row-height="8.8mm" fo:keep-together="auto"/>
    </style:style>
    <style:style style:name="Таблица2" style:family="table">
      <style:table-properties style:width="169.09mm" fo:margin-top="0mm" fo:margin-bottom="0mm" table:align="center" style:writing-mode="lr-tb"/>
    </style:style>
    <style:style style:name="Таблица2.A" style:family="table-column">
      <style:table-column-properties style:column-width="56.39mm"/>
    </style:style>
    <style:style style:name="Таблица2.B" style:family="table-column">
      <style:table-column-properties style:column-width="80.87mm"/>
    </style:style>
    <style:style style:name="Таблица2.C" style:family="table-column">
      <style:table-column-properties style:column-width="31.82m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background-color="transparent" fo:padding-left="1.91mm" fo:padding-right="1.91mm" fo:padding-top="0mm" fo:padding-bottom="0mm" fo:border-left="0.5pt solid #000000" fo:border-right="none" fo:border-top="0.5pt solid #000000" fo:border-bottom="0.5pt solid #000000">
        <style:background-image/>
      </style:table-cell-properties>
    </style:style>
    <style:style style:name="Таблица2.C1" style:family="table-cell">
      <style:table-cell-properties style:vertical-align="middle" fo:background-color="transparent" fo:padding-left="1.91mm" fo:padding-right="1.91mm" fo:padding-top="0mm" fo:padding-bottom="0mm" fo:border="0.5pt solid #000000">
        <style:background-image/>
      </style:table-cell-properties>
    </style:style>
    <style:style style:name="Таблица2.6" style:family="table-row">
      <style:table-row-properties style:min-row-height="9.91mm" fo:keep-together="auto"/>
    </style:style>
    <style:style style:name="Таблица3" style:family="table">
      <style:table-properties style:width="164.84mm" fo:margin-left="0.09mm" fo:margin-top="0mm" fo:margin-bottom="0mm" table:align="left" style:writing-mode="lr-tb"/>
    </style:style>
    <style:style style:name="Таблица3.A" style:family="table-column">
      <style:table-column-properties style:column-width="54.95m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1.91mm" fo:padding-right="1.91mm" fo:padding-top="0mm" fo:padding-bottom="0mm" fo:border="0.5pt solid #000000" style:writing-mode="lr-tb"/>
    </style:style>
    <style:style style:name="Таблица4" style:family="table">
      <style:table-properties style:width="164.84mm" fo:margin-left="0.09mm" fo:margin-top="0mm" fo:margin-bottom="0mm" table:align="left" style:writing-mode="lr-tb"/>
    </style:style>
    <style:style style:name="Таблица4.A" style:family="table-column">
      <style:table-column-properties style:column-width="54.95m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1.91mm" fo:padding-right="1.91mm" fo:padding-top="0mm" fo:padding-bottom="0mm" fo:border="0.5pt solid #000000" style:writing-mode="lr-tb"/>
    </style:style>
    <style:style style:name="Таблица5" style:family="table">
      <style:table-properties style:width="164.84mm" fo:margin-left="0.09mm" fo:margin-top="0mm" fo:margin-bottom="0mm" table:align="left" style:writing-mode="lr-tb"/>
    </style:style>
    <style:style style:name="Таблица5.A" style:family="table-column">
      <style:table-column-properties style:column-width="54.95m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1.91mm" fo:padding-right="1.91mm" fo:padding-top="0mm" fo:padding-bottom="0mm" fo:border="0.5pt solid #000000" style:writing-mode="lr-tb"/>
    </style:style>
    <style:style style:name="Table1" style:family="table">
      <style:table-properties style:width="164.84mm" fo:margin-left="0.09mm" fo:margin-top="0mm" fo:margin-bottom="0mm" table:align="left" style:writing-mode="lr-tb"/>
    </style:style>
    <style:style style:name="Table1.A" style:family="table-column">
      <style:table-column-properties style:column-width="54.95m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1.91mm" fo:padding-right="1.91mm" fo:padding-top="0mm" fo:padding-bottom="0mm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 fo:orphans="0" fo:widows="0" fo:hyphenation-ladder-count="no-limit" fo:hyphenation-keep="auto" loext:hyphenation-keep-type="column" loext:hyphenation-keep-line="false" style:vertical-align="baseline"/>
      <style:text-properties style:letter-kerning="true" style:font-name-asian="SimSun" style:language-asian="en" style:country-asian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style:paragraph-properties fo:text-align="center" style:justify-single-word="false"/>
      <style:text-properties fo:font-weight="bold" style:letter-kerning="true" style:language-asian="en" style:country-asian="US" style:font-weight-asian="bold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fo:padding="0mm" fo:border-left="none" fo:border-right="none" fo:border-top="none" fo:border-bottom="1.5pt solid #000000"/>
      <style:text-properties fo:font-weight="bold" style:letter-kerning="true" style:language-asian="en" style:country-asian="US" style:font-weight-asian="bold" style:font-weight-complex="bold"/>
    </style:style>
    <style:style style:name="P6" style:family="paragraph" style:parent-style-name="Standard">
      <style:text-properties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weight-complex="bold"/>
    </style:style>
    <style:style style:name="P8" style:family="paragraph" style:parent-style-name="Standard">
      <style:paragraph-properties fo:margin-top="0mm" fo:margin-bottom="2.12mm" style:contextual-spacing="false" fo:text-align="center" style:justify-single-word="false"/>
      <style:text-properties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size-complex="16pt"/>
    </style:style>
    <style:style style:name="P10" style:family="paragraph" style:parent-style-name="Standard">
      <style:text-properties style:font-size-complex="16pt"/>
    </style:style>
    <style:style style:name="P11" style:family="paragraph" style:parent-style-name="Standard">
      <style:text-properties style:font-size-complex="14pt"/>
    </style:style>
    <style:style style:name="P12" style:family="paragraph" style:parent-style-name="Standard">
      <style:paragraph-properties fo:line-height="115%" fo:orphans="0" fo:widows="0"/>
      <style:text-properties fo:font-weight="bold" style:font-weight-asian="bold"/>
    </style:style>
    <style:style style:name="P13" style:family="paragraph" style:parent-style-name="Standard">
      <style:paragraph-properties fo:line-height="115%" fo:orphans="0" fo:widows="0"/>
    </style:style>
    <style:style style:name="P14" style:family="paragraph" style:parent-style-name="Standard">
      <style:paragraph-properties fo:orphans="0" fo:widows="0"/>
    </style:style>
    <style:style style:name="P15" style:family="paragraph" style:parent-style-name="Standard">
      <style:paragraph-properties fo:line-height="115%" fo:orphans="0" fo:widows="0"/>
      <style:text-properties style:text-position="super 58%" fo:font-weight="bold" style:font-weight-asian="bold" style:font-size-complex="14pt" style:font-weight-complex="bold"/>
    </style:style>
    <style:style style:name="P16" style:family="paragraph" style:parent-style-name="Standard">
      <style:paragraph-properties fo:line-height="115%" fo:text-align="center" style:justify-single-word="false" fo:orphans="0" fo:widows="0"/>
      <style:text-properties style:text-position="super 58%" fo:font-weight="bold" style:font-weight-asian="bold" style:font-size-complex="14pt" style:font-weight-complex="bold"/>
    </style:style>
    <style:style style:name="P17" style:family="paragraph" style:parent-style-name="Standard">
      <style:paragraph-properties fo:line-height="115%" fo:text-align="center" style:justify-single-word="false" fo:orphans="0" fo:widows="0"/>
      <style:text-properties fo:font-weight="bold" style:font-weight-asian="bold" style:font-size-complex="14pt" style:font-weight-complex="bold"/>
    </style:style>
    <style:style style:name="P18" style:family="paragraph" style:parent-style-name="Standard">
      <style:paragraph-properties fo:line-height="115%" fo:text-align="end" style:justify-single-word="false" fo:orphans="0" fo:widows="0"/>
      <style:text-properties officeooo:rsid="0011b7ea" officeooo:paragraph-rsid="0019fb58" fo:background-color="transparent" style:font-style-complex="italic"/>
    </style:style>
    <style:style style:name="P19" style:family="paragraph" style:parent-style-name="Standard">
      <style:paragraph-properties fo:line-height="115%" fo:text-align="center" style:justify-single-word="false" fo:orphans="0" fo:widows="0"/>
      <style:text-properties style:font-style-complex="italic"/>
    </style:style>
    <style:style style:name="P20" style:family="paragraph" style:parent-style-name="Standard">
      <style:paragraph-properties fo:line-height="115%" fo:orphans="0" fo:widows="0"/>
      <style:text-properties style:font-style-complex="italic"/>
    </style:style>
    <style:style style:name="P21" style:family="paragraph" style:parent-style-name="Standard">
      <style:paragraph-properties fo:line-height="115%" fo:orphans="0" fo:widows="0"/>
      <style:text-properties style:font-size-complex="14pt" style:font-weight-complex="bold"/>
    </style:style>
    <style:style style:name="P22" style:family="paragraph" style:parent-style-name="Standard">
      <style:paragraph-properties fo:line-height="115%" fo:text-align="end" style:justify-single-word="false" fo:orphans="0" fo:widows="0"/>
      <style:text-properties style:font-weight-complex="bold"/>
    </style:style>
    <style:style style:name="P23" style:family="paragraph" style:parent-style-name="Standard">
      <style:paragraph-properties fo:line-height="115%" fo:orphans="0" fo:widows="0"/>
      <style:text-properties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size-complex="14pt"/>
    </style:style>
    <style:style style:name="P25" style:family="paragraph" style:parent-style-name="Standard">
      <style:paragraph-properties fo:margin-top="0mm" fo:margin-bottom="2.82mm" style:contextual-spacing="false" fo:line-height="108%"/>
      <style:text-properties fo:font-weight="bold" style:font-weight-asian="bold" style:font-size-complex="14pt"/>
    </style:style>
    <style:style style:name="P26" style:family="paragraph" style:parent-style-name="Standard">
      <style:paragraph-properties fo:text-align="center" style:justify-single-word="false" fo:break-before="page"/>
      <style:text-properties fo:font-weight="bold" style:font-weight-asian="bold" style:font-size-complex="14pt"/>
    </style:style>
    <style:style style:name="P27" style:family="paragraph" style:parent-style-name="Standard">
      <style:paragraph-properties fo:text-align="center" style:justify-single-word="false"/>
      <style:text-properties fo:font-weight="bold" style:font-weight-asian="bold" style:font-size-complex="14pt"/>
    </style:style>
    <style:style style:name="P28" style:family="paragraph" style:parent-style-name="Standard">
      <style:paragraph-properties fo:text-align="center" style:justify-single-word="false" fo:orphans="0" fo:widows="0" fo:hyphenation-ladder-count="no-limit" fo:hyphenation-keep="auto" loext:hyphenation-keep-type="column" loext:hyphenation-keep-line="false"/>
      <style:text-properties fo:font-weight="bold" style:font-name-asian="Calibri1" style:font-weight-asian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>
      <style:paragraph-properties fo:text-align="center" style:justify-single-word="false" fo:orphans="0" fo:widows="0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>
      <style:paragraph-properties fo:text-align="center" style:justify-single-word="false" fo:orphans="0" fo:widows="0" fo:hyphenation-ladder-count="no-limit" fo:hyphenation-keep="auto" loext:hyphenation-keep-type="column" loext:hyphenation-keep-line="false"/>
      <style:text-properties style:font-name-asian="Calibri1" style:language-asian="zh" style:country-asian="C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>
      <style:paragraph-properties fo:text-align="center" style:justify-single-word="false" fo:orphans="0" fo:widows="0"/>
    </style:style>
    <style:style style:name="P32" style:family="paragraph" style:parent-style-name="Standard" style:list-style-name="WWNum1">
      <style:paragraph-properties fo:margin-left="0mm" fo:margin-right="0mm" fo:text-align="justify" style:justify-single-word="false" fo:orphans="0" fo:widows="0" fo:text-indent="0mm" style:auto-text-indent="false">
        <style:tab-stops>
          <style:tab-stop style:position="7.9mm"/>
        </style:tab-stops>
      </style:paragraph-properties>
    </style:style>
    <style:style style:name="P33" style:family="paragraph" style:parent-style-name="Standard">
      <style:paragraph-properties fo:orphans="0" fo:widows="0" fo:hyphenation-ladder-count="no-limit" fo:hyphenation-keep="auto" loext:hyphenation-keep-type="column" loext:hyphenation-keep-line="false"/>
      <style:text-properties style:font-name-asian="Calibri1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Standard">
      <style:paragraph-properties fo:text-align="center" style:justify-single-word="false" fo:orphans="0" fo:widows="0" fo:hyphenation-ladder-count="no-limit" fo:hyphenation-keep="auto" loext:hyphenation-keep-type="column" loext:hyphenation-keep-line="false"/>
      <style:text-properties style:font-name-asian="Calibri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Standard">
      <style:paragraph-properties fo:margin-left="0mm" fo:margin-right="0mm" fo:text-align="justify" style:justify-single-word="false" fo:text-indent="12.7mm" style:auto-text-indent="false"/>
    </style:style>
    <style:style style:name="P36" style:family="paragraph" style:parent-style-name="Standard">
      <style:paragraph-properties fo:margin-left="0mm" fo:margin-right="0mm" fo:margin-top="0mm" fo:margin-bottom="2.82mm" style:contextual-spacing="false" fo:line-height="108%" fo:text-indent="12.51mm" style:auto-text-indent="false"/>
      <style:text-properties fo:font-weight="bold" style:font-weight-asian="bold"/>
    </style:style>
    <style:style style:name="P37" style:family="paragraph" style:parent-style-name="Standard">
      <style:paragraph-properties fo:margin-left="0mm" fo:margin-right="0mm" fo:text-align="justify" style:justify-single-word="false" fo:text-indent="12.51mm" style:auto-text-indent="false" fo:break-before="page"/>
      <style:text-properties fo:font-weight="bold" style:font-weight-asian="bold"/>
    </style:style>
    <style:style style:name="P38" style:family="paragraph" style:parent-style-name="western">
      <style:paragraph-properties fo:margin-left="0mm" fo:margin-right="0mm" fo:margin-top="0mm" fo:margin-bottom="0mm" style:contextual-spacing="false" fo:line-height="106%" fo:text-indent="13mm" style:auto-text-indent="false"/>
    </style:style>
    <style:style style:name="P39" style:family="paragraph" style:parent-style-name="western" style:list-style-name="WWNum8">
      <style:paragraph-properties fo:margin-top="0mm" fo:margin-bottom="0mm" style:contextual-spacing="false" fo:line-height="106%"/>
    </style:style>
    <style:style style:name="P40" style:family="paragraph" style:parent-style-name="western" style:list-style-name="WWNum8">
      <style:paragraph-properties fo:margin-top="0mm" fo:margin-bottom="0mm" style:contextual-spacing="false" fo:line-height="106%"/>
      <style:text-properties fo:font-size="12pt" style:font-size-asian="12pt" style:font-size-complex="12pt"/>
    </style:style>
    <style:style style:name="P41" style:family="paragraph" style:parent-style-name="western">
      <style:paragraph-properties fo:margin-left="0mm" fo:margin-right="0mm" fo:margin-top="0mm" fo:margin-bottom="0mm" style:contextual-spacing="false" fo:line-height="106%" fo:text-align="justify" style:justify-single-word="false" fo:text-indent="13mm" style:auto-text-indent="false"/>
      <style:text-properties fo:font-size="12pt" style:font-size-asian="12pt" style:font-size-complex="12pt"/>
    </style:style>
    <style:style style:name="P42" style:family="paragraph" style:parent-style-name="western" style:list-style-name="WWNum8">
      <style:paragraph-properties fo:margin-top="0mm" fo:margin-bottom="0mm" style:contextual-spacing="false" fo:line-height="106%" fo:text-align="justify" style:justify-single-word="false"/>
      <style:text-properties fo:font-size="12pt" style:font-size-asian="12pt" style:font-size-complex="12pt"/>
    </style:style>
    <style:style style:name="P43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fo:font-weight="bold" style:font-weight-asian="bold"/>
    </style:style>
    <style:style style:name="P44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style:language-asian="en" style:country-asian="US"/>
    </style:style>
    <style:style style:name="P45" style:family="paragraph" style:parent-style-name="Standard">
      <style:paragraph-properties fo:margin-left="0mm" fo:margin-right="0mm" fo:text-align="justify" style:justify-single-word="false" fo:text-indent="0mm" style:auto-text-indent="false"/>
      <style:text-properties style:language-asian="en" style:country-asian="US"/>
    </style:style>
    <style:style style:name="P46" style:family="paragraph" style:parent-style-name="Standard">
      <style:paragraph-properties fo:margin-left="0mm" fo:margin-right="0mm" fo:text-align="justify" style:justify-single-word="false" fo:text-indent="0mm" style:auto-text-indent="false"/>
      <style:text-properties style:font-name="Liberation Mono" fo:font-size="9pt" fo:background-color="transparent" style:font-size-asian="7.84999990463257pt" style:language-asian="en" style:country-asian="US" style:font-size-complex="9pt"/>
    </style:style>
    <style:style style:name="P47" style:family="paragraph" style:parent-style-name="Standard">
      <style:paragraph-properties fo:margin-left="0mm" fo:margin-right="0mm" fo:text-align="justify" style:justify-single-word="false" fo:text-indent="0mm" style:auto-text-indent="false"/>
      <style:text-properties style:font-name="Liberation Mono" fo:font-size="9pt" officeooo:paragraph-rsid="002069f7" fo:background-color="transparent" style:font-size-asian="7.84999990463257pt" style:language-asian="en" style:country-asian="US" style:font-size-complex="9pt"/>
    </style:style>
    <style:style style:name="P48" style:family="paragraph" style:parent-style-name="Standard">
      <style:paragraph-properties fo:margin-left="0mm" fo:margin-right="0mm" fo:text-align="justify" style:justify-single-word="false" fo:text-indent="0mm" style:auto-text-indent="false"/>
      <style:text-properties officeooo:paragraph-rsid="002069f7" style:language-asian="en" style:country-asian="US"/>
    </style:style>
    <style:style style:name="P49" style:family="paragraph" style:parent-style-name="Standard">
      <style:paragraph-properties fo:margin-left="0mm" fo:margin-right="0mm" fo:text-align="justify" style:justify-single-word="false" fo:text-indent="12.51mm" style:auto-text-indent="false"/>
    </style:style>
    <style:style style:name="P50" style:family="paragraph" style:parent-style-name="Standard">
      <style:paragraph-properties fo:margin-top="0mm" fo:margin-bottom="0mm" style:contextual-spacing="false" fo:text-align="center" style:justify-single-word="false" fo:orphans="2" fo:widows="2"/>
      <style:text-properties fo:language="ru" fo:country="RU" style:letter-kerning="false" fo:background-color="transparent" style:language-asian="en" style:country-asian="US" style:language-complex="ar" style:country-complex="SA"/>
    </style:style>
    <style:style style:name="P51" style:family="paragraph" style:parent-style-name="Standard">
      <style:paragraph-properties fo:margin-top="0mm" fo:margin-bottom="0mm" style:contextual-spacing="false" fo:text-align="center" style:justify-single-word="false" fo:orphans="2" fo:widows="2"/>
      <style:text-properties fo:language="en" fo:country="US" style:letter-kerning="false" fo:background-color="transparent" style:language-asian="en" style:country-asian="US" style:language-complex="ar" style:country-complex="SA"/>
    </style:style>
    <style:style style:name="P52" style:family="paragraph" style:parent-style-name="Standard">
      <style:paragraph-properties fo:margin-top="0mm" fo:margin-bottom="0mm" style:contextual-spacing="false" fo:text-align="justify" style:justify-single-word="false" fo:orphans="2" fo:widows="2"/>
      <style:text-properties fo:language="en" fo:country="US" style:letter-kerning="false" fo:background-color="transparent" style:language-asian="en" style:country-asian="US" style:language-complex="ar" style:country-complex="SA"/>
    </style:style>
    <style:style style:name="P53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fo:background-color="transparent" style:language-asian="en" style:country-asian="US"/>
    </style:style>
    <style:style style:name="P54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1cfbf0" fo:background-color="transparent"/>
    </style:style>
    <style:style style:name="P55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fo:background-color="transparent"/>
    </style:style>
    <style:style style:name="P56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1db872" fo:background-color="transparent"/>
    </style:style>
    <style:style style:name="P57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fo:font-style="normal" officeooo:rsid="001db872" officeooo:paragraph-rsid="001db872" fo:background-color="transparent" style:language-asian="en" style:country-asian="US" style:font-style-asian="normal" style:font-style-complex="normal"/>
    </style:style>
    <style:style style:name="P58" style:family="paragraph" style:parent-style-name="Standard">
      <style:paragraph-properties fo:margin-top="0mm" fo:margin-bottom="0mm" style:contextual-spacing="false" fo:text-align="center" style:justify-single-word="false" fo:orphans="2" fo:widows="2"/>
      <style:text-properties fo:language="ru" fo:country="RU" officeooo:paragraph-rsid="001db872" style:letter-kerning="false" fo:background-color="transparent" style:language-asian="en" style:country-asian="US" style:language-complex="ar" style:country-complex="SA"/>
    </style:style>
    <style:style style:name="P59" style:family="paragraph" style:parent-style-name="Standard">
      <style:paragraph-properties fo:margin-top="0mm" fo:margin-bottom="0mm" style:contextual-spacing="false" fo:text-align="center" style:justify-single-word="false" fo:orphans="2" fo:widows="2"/>
      <style:text-properties fo:language="en" fo:country="US" officeooo:paragraph-rsid="001db872" style:letter-kerning="false" fo:background-color="transparent" style:language-asian="en" style:country-asian="US" style:language-complex="ar" style:country-complex="SA"/>
    </style:style>
    <style:style style:name="P60" style:family="paragraph" style:parent-style-name="Standard">
      <style:paragraph-properties fo:margin-top="0mm" fo:margin-bottom="0mm" style:contextual-spacing="false" fo:text-align="justify" style:justify-single-word="false" fo:orphans="2" fo:widows="2"/>
      <style:text-properties fo:language="en" fo:country="US" officeooo:paragraph-rsid="001f40a3" style:letter-kerning="false" fo:background-color="transparent" style:language-asian="en" style:country-asian="US" style:language-complex="ar" style:country-complex="SA"/>
    </style:style>
    <style:style style:name="P61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1db872" fo:background-color="transparent" style:language-asian="en" style:country-asian="US"/>
    </style:style>
    <style:style style:name="P62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1f40a3" fo:background-color="transparent"/>
    </style:style>
    <style:style style:name="P63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1db872" style:language-asian="en" style:country-asian="US"/>
    </style:style>
    <style:style style:name="T1" style:family="text">
      <style:text-properties fo:font-weight="bold" style:letter-kerning="true" style:language-asian="en" style:country-asian="US" style:font-weight-asian="bold" style:font-weight-complex="bold"/>
    </style:style>
    <style:style style:name="T2" style:family="text">
      <style:text-properties fo:language="en" fo:country="US" fo:font-weight="bold" style:letter-kerning="true" style:language-asian="en" style:country-asian="US" style:font-weight-asian="bold" style:font-weight-complex="bold"/>
    </style:style>
    <style:style style:name="T3" style:family="text">
      <style:text-properties style:font-weight-complex="bold"/>
    </style:style>
    <style:style style:name="T4" style:family="text">
      <style:text-properties style:font-size-complex="14pt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19fb58" fo:background-color="transparent" loext:char-shading-value="0"/>
    </style:style>
    <style:style style:name="T7" style:family="text">
      <style:text-properties fo:background-color="transparent" loext:char-shading-value="0" style:font-size-complex="14pt"/>
    </style:style>
    <style:style style:name="T8" style:family="text">
      <style:text-properties officeooo:rsid="0019fb58" fo:background-color="transparent" loext:char-shading-value="0" style:font-size-complex="14pt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name-asian="Calibri1" style:font-weight-asian="bold"/>
    </style:style>
    <style:style style:name="T11" style:family="text">
      <style:text-properties fo:font-style="italic" style:font-style-asian="italic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language="ru" fo:country="RU" officeooo:rsid="0019c5e8" style:font-size-asian="12pt" style:font-size-complex="12pt"/>
    </style:style>
    <style:style style:name="T14" style:family="text">
      <style:text-properties fo:font-size="12pt" fo:language="ru" fo:country="RU" officeooo:rsid="0020b992" style:font-size-asian="12pt" style:font-size-complex="12pt"/>
    </style:style>
    <style:style style:name="T15" style:family="text">
      <style:text-properties fo:font-size="12pt" fo:language="en" fo:country="US" officeooo:rsid="0019c5e8" style:font-size-asian="12pt" style:font-size-complex="12pt"/>
    </style:style>
    <style:style style:name="T16" style:family="text">
      <style:text-properties fo:font-size="12pt" fo:language="en" fo:country="US" style:font-size-asian="12pt" style:font-size-complex="12pt"/>
    </style:style>
    <style:style style:name="T17" style:family="text">
      <style:text-properties officeooo:rsid="0019fb58"/>
    </style:style>
    <style:style style:name="T18" style:family="text">
      <style:text-properties style:font-name="Liberation Mono" fo:font-size="9pt" fo:background-color="transparent" loext:char-shading-value="0" style:font-size-asian="7.84999990463257pt" style:font-size-complex="9pt"/>
    </style:style>
    <style:style style:name="T19" style:family="text">
      <style:text-properties style:language-asian="en" style:country-asian="US"/>
    </style:style>
    <style:style style:name="T20" style:family="text">
      <style:text-properties fo:background-color="transparent" loext:char-shading-value="0" style:language-asian="en" style:country-asian="US"/>
    </style:style>
    <style:style style:name="T21" style:family="text">
      <style:text-properties officeooo:rsid="001cfbf0" style:language-asian="en" style:country-asian="US"/>
    </style:style>
    <style:style style:name="T22" style:family="text">
      <style:text-properties fo:font-style="normal" style:language-asian="en" style:country-asian="US" style:font-style-asian="normal" style:font-style-complex="normal"/>
    </style:style>
    <style:style style:name="T23" style:family="text">
      <style:text-properties fo:font-style="normal" officeooo:rsid="001db872" style:language-asian="en" style:country-asian="US" style:font-style-asian="normal" style:font-style-complex="normal"/>
    </style:style>
    <style:style style:name="T24" style:family="text">
      <style:text-properties fo:font-family="'Times New Roman'" style:font-family-generic="roman" fo:font-style="normal" officeooo:rsid="001db872" style:font-family-asian="'Times New Roman'" style:font-family-generic-asian="roman" style:language-asian="en" style:country-asian="US" style:font-style-asian="normal" style:font-family-complex="'Times New Roman'" style:font-family-generic-complex="roman" style:font-style-complex="normal"/>
    </style:style>
    <style:style style:name="T25" style:family="text">
      <style:text-properties style:font-name="Times New Roman" fo:font-style="normal" officeooo:rsid="001db872" style:font-name-asian="Times New Roman1" style:language-asian="en" style:country-asian="US" style:font-style-asian="normal" style:font-name-complex="Times New Roman1" style:font-style-complex="normal"/>
    </style:style>
    <style:style style:name="T26" style:family="text">
      <style:text-properties officeooo:rsid="001db872" style:language-asian="en" style:country-asian="US"/>
    </style:style>
    <style:style style:name="T27" style:family="text">
      <style:text-properties officeooo:rsid="001f40a3" style:language-asian="en" style:country-asian="US"/>
    </style:style>
    <style:style style:name="T28" style:family="text">
      <style:text-properties officeooo:rsid="001f40a3"/>
    </style:style>
    <style:style style:name="T29" style:family="text">
      <style:text-properties fo:font-family="'Times New Roman'" style:font-family-generic="roman" fo:font-style="normal" officeooo:rsid="001db872" style:font-family-asian="'Times New Roman'" style:font-family-generic-asian="roman" style:font-style-asian="normal" style:font-family-complex="'Times New Roman'" style:font-family-generic-complex="roman" style:font-style-complex="normal"/>
    </style:style>
    <style:style style:name="T30" style:family="text">
      <style:text-properties fo:font-family="'Times New Roman'" style:font-family-generic="roman" fo:font-style="normal" officeooo:rsid="001f40a3" style:font-family-asian="'Times New Roman'" style:font-family-generic-asian="roman" style:font-style-asian="normal" style:font-family-complex="'Times New Roman'" style:font-family-generic-complex="roman" style:font-style-complex="normal"/>
    </style:style>
    <style:style style:name="T31" style:family="text">
      <style:text-properties fo:font-family="'Times New Roman'" style:font-family-generic="roman" fo:language="en" fo:country="US" fo:font-style="normal" officeooo:rsid="001db872" style:letter-kerning="false" style:font-family-asian="'Times New Roman'" style:font-family-generic-asian="roman" style:language-asian="en" style:country-asian="US" style:font-style-asian="normal" style:font-family-complex="'Times New Roman'" style:font-family-generic-complex="roman" style:language-complex="ar" style:country-complex="SA" style:font-style-complex="normal"/>
    </style:style>
    <style:style style:name="T32" style:family="text">
      <style:text-properties fo:font-family="'Times New Roman'" style:font-family-generic="roman" fo:language="en" fo:country="US" fo:font-style="normal" officeooo:rsid="001f40a3" style:letter-kerning="false" style:font-family-asian="'Times New Roman'" style:font-family-generic-asian="roman" style:language-asian="en" style:country-asian="US" style:font-style-asian="normal" style:font-family-complex="'Times New Roman'" style:font-family-generic-complex="roman" style:language-complex="ar" style:country-complex="SA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АГЕНТСТВО ЖЕЛЕЗНОДОРОЖНОГО ТРАНСПОРТА</text:p>
      <text:p text:style-name="P2">Федеральное государственное бюджетное образовательное учреждение</text:p>
      <text:p text:style-name="P2">высшего образования</text:p>
      <text:p text:style-name="P3">«Петербургский государственный университет путей сообщения</text:p>
      <text:p text:style-name="P4"><text:span text:style-name="T1">Императора Александра </text:span><text:span text:style-name="T2">I</text:span><text:span text:style-name="T1">»</text:span></text:p>
      <text:p text:style-name="P5"><text:s/>(ФГБОУ ВО ПГУПС)</text:p>
      <text:p text:style-name="P6"/>
      <text:p text:style-name="P7"/>
      <text:p text:style-name="P8">Факультет «Автоматизация и интеллектуальные технологии»</text:p>
      <text:p text:style-name="P4"><text:span text:style-name="T3">Кафедра</text:span> «<text:span text:style-name="T3">Информатика и информационная безопасность»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Лабораторная работа № 2.2</text:p>
      <text:p text:style-name="P9">по дисциплине</text:p>
      <text:p text:style-name="P9">«Защита информации»</text:p>
      <text:p text:style-name="P9"/>
      <text:p text:style-name="P4"><text:span text:style-name="T4">«</text:span>Использование криптографических сервис-провайдеров при решении задач профессиональной деятельности. Симметричное шифрование. Исследование статистических свойств открытого и зашифрованного текста<text:span text:style-name="T4">»</text:span></text:p>
      <text:p text:style-name="P9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2">Выполнили обучающиеся</text:p>
            <text:p text:style-name="P13">Курс 4<text:bookmark text:name="_GoBack"/></text:p>
            <text:p text:style-name="P14">Группа ИВБ<text:span text:style-name="T5">-</text:span><text:span text:style-name="T6">211</text:span></text:p>
            <text:p text:style-name="P15"/>
            <text:p text:style-name="P16"/>
          </table:table-cell>
          <table:table-cell table:style-name="Таблица1.B1" office:value-type="string">
            <text:p text:style-name="P17"/>
          </table:table-cell>
          <table:table-cell table:style-name="Таблица1.C1" office:value-type="string">
            <text:p text:style-name="P18">А. Шефнер</text:p>
            <text:p text:style-name="P18">Н.М. Егупов</text:p>
          </table:table-cell>
        </table:table-row>
        <table:table-row table:style-name="Таблица1.1">
          <table:table-cell table:style-name="Таблица1.A1" office:value-type="string">
            <text:p text:style-name="P12"/>
          </table:table-cell>
          <table:table-cell table:style-name="Таблица1.B1" office:value-type="string">
            <text:p text:style-name="P19"/>
          </table:table-cell>
          <table:table-cell table:style-name="Таблица1.C1" office:value-type="string">
            <text:p text:style-name="P20"/>
          </table:table-cell>
        </table:table-row>
        <table:table-row table:style-name="Таблица1.3">
          <table:table-cell table:style-name="Таблица1.A1" office:value-type="string">
            <text:p text:style-name="P12">Проверил</text:p>
            <text:p text:style-name="P21"/>
          </table:table-cell>
          <table:table-cell table:style-name="Таблица1.B1" office:value-type="string">
            <text:p text:style-name="P17"/>
          </table:table-cell>
          <table:table-cell table:style-name="Таблица1.C1" office:value-type="string">
            <text:p text:style-name="P22">М. Л. Глухарев</text:p>
            <text:p text:style-name="P23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24"/>
      <text:p text:style-name="P24"/>
      <text:p text:style-name="P24"/>
      <text:p text:style-name="P24">Санкт-Петербург</text:p>
      <text:p text:style-name="P4"><text:span text:style-name="T4">2</text:span><text:span text:style-name="T7">0</text:span><text:span text:style-name="T8">25</text:span></text:p>
      <text:p text:style-name="P25"/>
      <text:p text:style-name="P26">Оценка лабораторной работы</text:p>
      <text:p text:style-name="P2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8">Показатель</text:p>
            <text:p text:style-name="P29"><text:span text:style-name="T9"><text:s/></text:span><text:span text:style-name="T10">оценивания </text:span></text:p>
          </table:table-cell>
          <table:table-cell table:style-name="Таблица2.A1" office:value-type="string">
            <text:p text:style-name="P28">Критерии </text:p>
            <text:p text:style-name="P28">оценивания</text:p>
          </table:table-cell>
          <table:table-cell table:style-name="Таблица2.C1" office:value-type="string">
            <text:p text:style-name="P28">Шкала оценивания</text:p>
          </table:table-cell>
        </table:table-row>
        <table:table-row table:style-name="Таблица2.1">
          <table:table-cell table:style-name="Таблица2.A1" table:number-rows-spanned="4" office:value-type="string">
            <text:p text:style-name="P30">Качество выполнения задания, отчета и защиты по лабораторной работе</text:p>
          </table:table-cell>
          <table:table-cell table:style-name="Таблица2.A1" office:value-type="string">
            <text:p text:style-name="P14">Нет замечаний</text:p>
          </table:table-cell>
          <table:table-cell table:style-name="Таблица2.C1" office:value-type="string">
            <text:p text:style-name="P31"/>
          </table:table-cell>
        </table:table-row>
        <table:table-row table:style-name="Таблица2.1">
          <table:covered-table-cell table:style-name="Таблица2.A1"/>
          <table:table-cell table:style-name="Таблица2.A1" office:value-type="string">
            <text:p text:style-name="P14">Зафиксирован <text:span text:style-name="T11">один из</text:span> следующих недочетов:</text:p>
            <text:list text:style-name="WWNum1">
              <text:list-item>
                <text:p text:style-name="P32">допущены ошибки при выполнении задания, но в целом задание выполнено;</text:p>
              </text:list-item>
              <text:list-item>
                <text:p text:style-name="P32">даны неверные ответы на часть контрольных вопросов;</text:p>
              </text:list-item>
              <text:list-item>
                <text:p text:style-name="P32">имеются отдельные недостатки в оформлении отчета;</text:p>
              </text:list-item>
              <text:list-item>
                <text:p text:style-name="P32">работа сдана с опозданием на две недели и более.</text:p>
              </text:list-item>
            </text:list>
          </table:table-cell>
          <table:table-cell table:style-name="Таблица2.C1" office:value-type="string">
            <text:p text:style-name="P31"/>
          </table:table-cell>
        </table:table-row>
        <table:table-row table:style-name="Таблица2.1">
          <table:covered-table-cell table:style-name="Таблица2.A1"/>
          <table:table-cell table:style-name="Таблица2.A1" office:value-type="string">
            <text:p text:style-name="P14">Зафиксировано два недочета из перечисленных в предыдущем пункте</text:p>
          </table:table-cell>
          <table:table-cell table:style-name="Таблица2.C1" office:value-type="string">
            <text:p text:style-name="P31"/>
          </table:table-cell>
        </table:table-row>
        <table:table-row table:style-name="Таблица2.1">
          <table:covered-table-cell table:style-name="Таблица2.A1"/>
          <table:table-cell table:style-name="Таблица2.A1" office:value-type="string">
            <text:p text:style-name="P14">Допущено <text:s/>значительное количество неточностей или задание не выполнено, не даны ответы на контрольные вопросы</text:p>
          </table:table-cell>
          <table:table-cell table:style-name="Таблица2.C1" office:value-type="string">
            <text:p text:style-name="P31"/>
          </table:table-cell>
        </table:table-row>
        <table:table-row table:style-name="Таблица2.6">
          <table:table-cell table:style-name="Таблица2.A1" table:number-columns-spanned="2" office:value-type="string">
            <text:p text:style-name="P33">Количество баллов по результатам проверки и защиты лабораторной работы (вписывается преподавателем)</text:p>
          </table:table-cell>
          <table:covered-table-cell/>
          <table:table-cell table:style-name="Таблица2.C1" office:value-type="string">
            <text:p text:style-name="P34"/>
          </table:table-cell>
        </table:table-row>
      </table:table>
      <text:p text:style-name="P27"/>
      <text:p text:style-name="P27"/>
      <text:p text:style-name="P35"/>
      <text:p text:style-name="P36"/>
      <text:p text:style-name="P37">1. Задание</text:p>
      <text:p text:style-name="P38"><text:span text:style-name="T12">1. Разработать </text:span><text:span text:style-name="T13">на языке </text:span><text:span text:style-name="T14">Go</text:span><text:span text:style-name="T15"> </text:span><text:span text:style-name="T12">приложение, которое выполняет следующие функции:</text:span></text:p>
      <text:list text:style-name="WWNum8">
        <text:list-item>
          <text:p text:style-name="P39"><text:span text:style-name="T12">выбор алгоритма симметричного шифрования пользователем по названию (варианты: </text:span><text:span text:style-name="T16">RC2, RC4, RC5, DES, DESede, AES)</text:span><text:span text:style-name="T12">;</text:span></text:p>
        </text:list-item>
        <text:list-item>
          <text:p text:style-name="P40">генерацию симметричного ключа для выбранного алгоритма шифрования;</text:p>
        </text:list-item>
        <text:list-item>
          <text:p text:style-name="P40">зашифрования произвольного сообщения;</text:p>
        </text:list-item>
        <text:list-item>
          <text:p text:style-name="P40">расшифрование сообщения;</text:p>
        </text:list-item>
        <text:list-item>
          <text:p text:style-name="P40">расчет средней энтропии байта в открытом тексте;</text:p>
        </text:list-item>
        <text:list-item>
          <text:p text:style-name="P40">расчет средней энтропии байта в зашифрованном тексте.</text:p>
        </text:list-item>
      </text:list>
      <text:p text:style-name="P41">2. Выполнить тестирование приложения.</text:p>
      <text:p text:style-name="P41">2.1. Выбрать произвольное короткое сообщение.</text:p>
      <text:p text:style-name="P41">2.2. Измерить среднюю энтропию байта в сообщении.</text:p>
      <text:p text:style-name="P41">2.3. Выбирая поочерёдно каждый из предложенных методов шифрования:</text:p>
      <text:list text:continue-numbering="true" text:style-name="WWNum8">
        <text:list-item>
          <text:p text:style-name="P42">зашифровать сообщение, измерить среднюю энтропию байта в шифртексте;</text:p>
        </text:list-item>
        <text:list-item>
          <text:p text:style-name="P42">расшифровать сообщение, проверить правильность результата;</text:p>
        </text:list-item>
        <text:list-item>
          <text:p text:style-name="P42">ответить на вопрос, как изменилась средняя энтропия байта в результате шифрования и как это характеризует качество шифрования.</text:p>
        </text:list-item>
      </text:list>
      <text:p text:style-name="P41">2.4. Выбрать произвольное сообщение в два раза длиннее предыдущего. Выполнить над ним действия, описанные в пунктах 2.2, 2.3.</text:p>
      <text:p text:style-name="P41">2.5. Выбрать произвольное сообщение в четыре раза длиннее предыдущего. Выполнить над ним действия, описанные в пунктах 2.2, 2.3.</text:p>
      <text:p text:style-name="P41">2.6. Сделать вывод о том, как повлияла длина сообщения на полученные статистические характеристики шифртекстов. </text:p>
      <text:p text:style-name="P43"/>
      <text:p text:style-name="P43">2. Выполнение</text:p>
      <text:p text:style-name="P44">1. В ходе выполнения лабораторной работы разработано программное обеспечение на языке программирования <text:span text:style-name="T17">Go. Следует отметить, что вместо использования блочных шифров напрямую, программное обеспечение создаёт потоковый шифр на основе выбранного блочного, что в целом приведёт к увеличению энтропии зашифрованного текста.</text:span> Исходный текст которого выглядит следующим образом:</text:p>
      <text:p text:style-name="P45"/>
      <text:p text:style-name="P46">package main</text:p>
      <text:p text:style-name="P46"/>
      <text:p text:style-name="P46">import (</text:p>
      <text:p text:style-name="P46"><text:tab/>"crypto/aes"</text:p>
      <text:p text:style-name="P46"><text:tab/>"crypto/cipher"</text:p>
      <text:p text:style-name="P46"><text:tab/>"crypto/des"</text:p>
      <text:p text:style-name="P46"><text:tab/>"crypto/rand"</text:p>
      <text:p text:style-name="P46"><text:tab/>"crypto/rc4"</text:p>
      <text:p text:style-name="P46"><text:tab/>"crypto/sha256"</text:p>
      <text:p text:style-name="P46"><text:tab/>"encoding/base64"</text:p>
      <text:p text:style-name="P46"><text:tab/>"errors"</text:p>
      <text:p text:style-name="P46"><text:tab/>"fmt"</text:p>
      <text:p text:style-name="P46"><text:tab/>"io"</text:p>
      <text:p text:style-name="P46"><text:tab/>"math"</text:p>
      <text:p text:style-name="P46"><text:tab/>"os"</text:p>
      <text:p text:style-name="P46"><text:tab/>"strconv"</text:p>
      <text:p text:style-name="P46"><text:tab/>"time"</text:p>
      <text:p text:style-name="P46"/>
      <text:p text:style-name="P46"><text:tab/>"github.com/resaec/go-rc5"</text:p>
      <text:p text:style-name="P46"><text:tab/>"github.com/zmap/rc2"</text:p>
      <text:p text:style-name="P46">)</text:p>
      <text:p text:style-name="P46"/>
      <text:p text:style-name="P46">var IvSource = []byte("47NpeJQkhyKOx8zcVur0PQljGgh1k927ThPSNIkvFJaZphiPO3ZXqpAfYsqUzj352eyOEYbZkaKNCFJObJcFwux8HALI4Lc44BaVHGaVVNAYtBFM39OvOsT26IuY6Sob")</text:p>
      <text:p text:style-name="P46"/>
      <text:p text:style-name="P46">type Flags struct {</text:p>
      <text:p text:style-name="P46"><text:soft-page-break/><text:tab/>algorithm <text:s text:c="5"/>string</text:p>
      <text:p text:style-name="P46"><text:tab/>key <text:s text:c="11"/>string</text:p>
      <text:p text:style-name="P46"><text:tab/>printDecrypted bool</text:p>
      <text:p text:style-name="P46">}</text:p>
      <text:p text:style-name="P46"/>
      <text:p text:style-name="P46">func main() {</text:p>
      <text:p text:style-name="P46"><text:tab/>if len(os.Args) == 1 {</text:p>
      <text:p text:style-name="P46"><text:tab/><text:tab/>printUsage()</text:p>
      <text:p text:style-name="P46"><text:tab/><text:tab/>os.Exit(0)</text:p>
      <text:p text:style-name="P46"><text:tab/>}</text:p>
      <text:p text:style-name="P46"/>
      <text:p text:style-name="P46"><text:tab/>subcommand := os.Args[1]</text:p>
      <text:p text:style-name="P46"><text:tab/>flags := Flags{}</text:p>
      <text:p text:style-name="P46"><text:tab/>for i := 2; i &lt; len(os.Args); i += 2 {</text:p>
      <text:p text:style-name="P46"><text:tab/><text:tab/>if i+1 &gt;= len(os.Args) {</text:p>
      <text:p text:style-name="P46"><text:tab/><text:tab/><text:tab/>printUsage()</text:p>
      <text:p text:style-name="P46"><text:tab/><text:tab/><text:tab/>os.Exit(64)</text:p>
      <text:p text:style-name="P46"><text:tab/><text:tab/>}</text:p>
      <text:p text:style-name="P46"/>
      <text:p text:style-name="P46"><text:tab/><text:tab/>flag := os.Args[i]</text:p>
      <text:p text:style-name="P46"><text:tab/><text:tab/>value := os.Args[i+1]</text:p>
      <text:p text:style-name="P46"/>
      <text:p text:style-name="P46"><text:tab/><text:tab/>switch flag {</text:p>
      <text:p text:style-name="P46"><text:tab/><text:tab/>case "-a":</text:p>
      <text:p text:style-name="P46"><text:tab/><text:tab/><text:tab/>fallthrough</text:p>
      <text:p text:style-name="P46"><text:tab/><text:tab/>case "--alg":</text:p>
      <text:p text:style-name="P46"><text:tab/><text:tab/><text:tab/>flags.algorithm = value</text:p>
      <text:p text:style-name="P46"/>
      <text:p text:style-name="P46"><text:tab/><text:tab/>case "-k":</text:p>
      <text:p text:style-name="P46"><text:tab/><text:tab/><text:tab/>fallthrough</text:p>
      <text:p text:style-name="P46"><text:tab/><text:tab/>case "--key":</text:p>
      <text:p text:style-name="P46"><text:tab/><text:tab/><text:tab/>flags.key = value</text:p>
      <text:p text:style-name="P46"/>
      <text:p text:style-name="P46"><text:tab/><text:tab/>case "-p":</text:p>
      <text:p text:style-name="P46"><text:tab/><text:tab/><text:tab/>fallthrough</text:p>
      <text:p text:style-name="P46"><text:tab/><text:tab/>case "--print-encrypted":</text:p>
      <text:p text:style-name="P46"><text:tab/><text:tab/><text:tab/>var err error</text:p>
      <text:p text:style-name="P46"><text:tab/><text:tab/><text:tab/>flags.printDecrypted, err = strconv.ParseBool(value)</text:p>
      <text:p text:style-name="P46"><text:tab/><text:tab/><text:tab/>if err != nil {</text:p>
      <text:p text:style-name="P46"><text:tab/><text:tab/><text:tab/><text:tab/>fmt.Printf("Invalid value for flag %s: %s: %v\n", flag, value, err)</text:p>
      <text:p text:style-name="P46"><text:tab/><text:tab/><text:tab/><text:tab/>os.Exit(64)</text:p>
      <text:p text:style-name="P46"><text:tab/><text:tab/><text:tab/>}</text:p>
      <text:p text:style-name="P46"/>
      <text:p text:style-name="P46"><text:tab/><text:tab/>default:</text:p>
      <text:p text:style-name="P46"><text:tab/><text:tab/><text:tab/>fmt.Printf("unknown flag %s\n", flag)</text:p>
      <text:p text:style-name="P46"><text:tab/><text:tab/><text:tab/>os.Exit(64)</text:p>
      <text:p text:style-name="P46"><text:tab/><text:tab/>}</text:p>
      <text:p text:style-name="P46"><text:tab/>}</text:p>
      <text:p text:style-name="P46"/>
      <text:p text:style-name="P46"><text:tab/>switch subcommand {</text:p>
      <text:p text:style-name="P46"><text:tab/>case "help":</text:p>
      <text:p text:style-name="P46"><text:tab/><text:tab/>fallthrough</text:p>
      <text:p text:style-name="P46"><text:tab/>case "--help":</text:p>
      <text:p text:style-name="P46"><text:tab/><text:tab/>fallthrough</text:p>
      <text:p text:style-name="P46"><text:tab/>case "-h":</text:p>
      <text:p text:style-name="P46"><text:tab/><text:tab/>printUsage()</text:p>
      <text:p text:style-name="P46"><text:tab/><text:tab/>os.Exit(0)</text:p>
      <text:p text:style-name="P46"><text:tab/>case "encrypt":</text:p>
      <text:p text:style-name="P46"><text:tab/><text:tab/>ciph, err := getCipher(flags.algorithm, flags.key)</text:p>
      <text:p text:style-name="P46"><text:tab/><text:tab/>if err != nil {</text:p>
      <text:p text:style-name="P46"><text:tab/><text:tab/><text:tab/>fmt.Println(err)</text:p>
      <text:p text:style-name="P46"><text:tab/><text:tab/><text:tab/>os.Exit(1)</text:p>
      <text:p text:style-name="P46"><text:tab/><text:tab/>}</text:p>
      <text:p text:style-name="P46"/>
      <text:p text:style-name="P46"><text:tab/><text:tab/>input, err := io.ReadAll(os.Stdin)</text:p>
      <text:p text:style-name="P46"><text:tab/><text:tab/>if err != nil {</text:p>
      <text:p text:style-name="P46"><text:tab/><text:tab/><text:tab/>fmt.Println(err)</text:p>
      <text:p text:style-name="P46"><text:tab/><text:tab/><text:tab/>os.Exit(1)</text:p>
      <text:p text:style-name="P46"><text:tab/><text:tab/>}</text:p>
      <text:p text:style-name="P46"/>
      <text:p text:style-name="P46"><text:soft-page-break/><text:tab/><text:tab/>ciph.XORKeyStream(input, input)</text:p>
      <text:p text:style-name="P46"/>
      <text:p text:style-name="P46"><text:tab/><text:tab/>encoder := base64.NewEncoder(base64.URLEncoding, os.Stdout)</text:p>
      <text:p text:style-name="P46"><text:tab/><text:tab/>encoder.Write(input)</text:p>
      <text:p text:style-name="P46"/>
      <text:p text:style-name="P46"><text:tab/>case "decrypt":</text:p>
      <text:p text:style-name="P46"><text:tab/><text:tab/>ciph, err := getCipher(flags.algorithm, flags.key)</text:p>
      <text:p text:style-name="P46"><text:tab/><text:tab/>if err != nil {</text:p>
      <text:p text:style-name="P46"><text:tab/><text:tab/><text:tab/>fmt.Println(err)</text:p>
      <text:p text:style-name="P46"><text:tab/><text:tab/><text:tab/>os.Exit(1)</text:p>
      <text:p text:style-name="P46"><text:tab/><text:tab/>}</text:p>
      <text:p text:style-name="P46"/>
      <text:p text:style-name="P46"><text:tab/><text:tab/>decoder := base64.NewDecoder(base64.URLEncoding, os.Stdin)</text:p>
      <text:p text:style-name="P46"><text:tab/><text:tab/>input, err := io.ReadAll(decoder)</text:p>
      <text:p text:style-name="P46"><text:tab/><text:tab/>if err != nil {</text:p>
      <text:p text:style-name="P46"><text:tab/><text:tab/><text:tab/>fmt.Println(err)</text:p>
      <text:p text:style-name="P46"><text:tab/><text:tab/><text:tab/>os.Exit(1)</text:p>
      <text:p text:style-name="P46"><text:tab/><text:tab/>}</text:p>
      <text:p text:style-name="P46"/>
      <text:p text:style-name="P46"><text:tab/><text:tab/>ciph.XORKeyStream(input, input)</text:p>
      <text:p text:style-name="P46"/>
      <text:p text:style-name="P46"><text:tab/><text:tab/>fmt.Println(string(input))</text:p>
      <text:p text:style-name="P46"/>
      <text:p text:style-name="P46"><text:tab/>case "stats":</text:p>
      <text:p text:style-name="P46"><text:tab/><text:tab/>ciph, err := getCipher(flags.algorithm, flags.key)</text:p>
      <text:p text:style-name="P46"><text:tab/><text:tab/>if err != nil {</text:p>
      <text:p text:style-name="P46"><text:tab/><text:tab/><text:tab/>fmt.Println(err)</text:p>
      <text:p text:style-name="P46"><text:tab/><text:tab/><text:tab/>os.Exit(1)</text:p>
      <text:p text:style-name="P46"><text:tab/><text:tab/>}</text:p>
      <text:p text:style-name="P46"/>
      <text:p text:style-name="P46"><text:tab/><text:tab/>input, err := io.ReadAll(os.Stdin)</text:p>
      <text:p text:style-name="P46"><text:tab/><text:tab/>if err != nil {</text:p>
      <text:p text:style-name="P46"><text:tab/><text:tab/><text:tab/>fmt.Println(err)</text:p>
      <text:p text:style-name="P46"><text:tab/><text:tab/><text:tab/>os.Exit(1)</text:p>
      <text:p text:style-name="P46"><text:tab/><text:tab/>}</text:p>
      <text:p text:style-name="P46"/>
      <text:p text:style-name="P46"><text:tab/><text:tab/>inputEntropy := computeEntropy(input)</text:p>
      <text:p text:style-name="P46"><text:tab/><text:tab/>beginTime := time.Now()</text:p>
      <text:p text:style-name="P46"><text:tab/><text:tab/>ciph.XORKeyStream(input, input)</text:p>
      <text:p text:style-name="P46"><text:tab/><text:tab/>execTime := time.Since(beginTime)</text:p>
      <text:p text:style-name="P46"><text:tab/><text:tab/>outputEntropy := computeEntropy(input)</text:p>
      <text:p text:style-name="P46"/>
      <text:p text:style-name="P46"><text:tab/><text:tab/>fmt.Printf("Open text entropy: <text:s text:c="5"/>%v\n", inputEntropy)</text:p>
      <text:p text:style-name="P46"><text:tab/><text:tab/>fmt.Printf("Encrypted text entropy: %v\n", outputEntropy)</text:p>
      <text:p text:style-name="P46"><text:tab/><text:tab/>fmt.Printf("Encryption time: <text:s text:c="7"/>%v\n", execTime)</text:p>
      <text:p text:style-name="P46"><text:tab/><text:tab/>if flags.printDecrypted {</text:p>
      <text:p text:style-name="P46"><text:tab/><text:tab/><text:tab/>fmt.Printf("Encrypted text: <text:s text:c="8"/>")</text:p>
      <text:p text:style-name="P46"><text:tab/><text:tab/><text:tab/>encoder := base64.NewEncoder(base64.URLEncoding, os.Stdout)</text:p>
      <text:p text:style-name="P46"><text:tab/><text:tab/><text:tab/>encoder.Write(input)</text:p>
      <text:p text:style-name="P46"><text:tab/><text:tab/><text:tab/>fmt.Println()</text:p>
      <text:p text:style-name="P46"><text:tab/><text:tab/>}</text:p>
      <text:p text:style-name="P46"><text:tab/>}</text:p>
      <text:p text:style-name="P46">}</text:p>
      <text:p text:style-name="P46"/>
      <text:p text:style-name="P46">func printUsage() {</text:p>
      <text:p text:style-name="P46"><text:tab/>fmt.Println("Usage: ./program &lt;subcommand&gt; [OPTIONS]")</text:p>
      <text:p text:style-name="P46"><text:tab/>fmt.Println()</text:p>
      <text:p text:style-name="P46"><text:tab/>fmt.Println("Subcommands:")</text:p>
      <text:p text:style-name="P46"><text:tab/>fmt.Println(" <text:s/>help <text:s text:c="28"/>print this message")</text:p>
      <text:p text:style-name="P46"><text:tab/>fmt.Println(" <text:s/>encrypt <text:s text:c="25"/>encrypt input from stdin")</text:p>
      <text:p text:style-name="P46"><text:tab/>fmt.Println(" <text:s/>decrypt <text:s text:c="25"/>decrypt input from stdin")</text:p>
      <text:p text:style-name="P46"><text:tab/>fmt.Println(" <text:s/>stats <text:s text:c="27"/>compute some statistics about cipher using input from stdin")</text:p>
      <text:p text:style-name="P46"><text:tab/>fmt.Println()</text:p>
      <text:p text:style-name="P46"><text:tab/>fmt.Println("Options:")</text:p>
      <text:p text:style-name="P46"><text:tab/>fmt.Println(" <text:s/>-a, --alg &lt;algorithm&gt; <text:s text:c="11"/>algorithm to use [aes|des|tdes]")</text:p>
      <text:p text:style-name="P46"><text:tab/>fmt.Println(" <text:s/>-k, --key &lt;key&gt; <text:s text:c="17"/>provide your own key")</text:p>
      <text:p text:style-name="P46"><text:tab/>fmt.Println(" <text:s/>-p, --print-encrypted &lt;boolean&gt; <text:s/>when computing statd, print encrypted text?")</text:p>
      <text:p text:style-name="P46">}</text:p>
      <text:p text:style-name="P46"><text:soft-page-break/></text:p>
      <text:p text:style-name="P46">func getCipher(name string, key string) (cipher.Stream, error) {</text:p>
      <text:p text:style-name="P46"><text:tab/>var keyHash [32]byte</text:p>
      <text:p text:style-name="P46"><text:tab/>if len(key) == 0 {</text:p>
      <text:p text:style-name="P46"><text:tab/><text:tab/>rand.Read(keyHash[:])</text:p>
      <text:p text:style-name="P46"><text:tab/>} else {</text:p>
      <text:p text:style-name="P46"><text:tab/><text:tab/>keyHash = sha256.Sum256([]byte(key))</text:p>
      <text:p text:style-name="P46"><text:tab/>}</text:p>
      <text:p text:style-name="P46"/>
      <text:p text:style-name="P46"><text:tab/>var stream cipher.Stream</text:p>
      <text:p text:style-name="P46"><text:tab/>switch name {</text:p>
      <text:p text:style-name="P46"/>
      <text:p text:style-name="P46"><text:tab/>case "aes":</text:p>
      <text:p text:style-name="P46"><text:tab/><text:tab/>block, err := aes.NewCipher(keyHash[:aes.BlockSize])</text:p>
      <text:p text:style-name="P46"><text:tab/><text:tab/>if err != nil {</text:p>
      <text:p text:style-name="P46"><text:tab/><text:tab/><text:tab/>return nil, err</text:p>
      <text:p text:style-name="P46"><text:tab/><text:tab/>}</text:p>
      <text:p text:style-name="P46"><text:tab/><text:tab/>iv := IvSource[:aes.BlockSize]</text:p>
      <text:p text:style-name="P46"><text:tab/><text:tab/>stream = cipher.NewCTR(block, iv)</text:p>
      <text:p text:style-name="P46"/>
      <text:p text:style-name="P46"><text:tab/>case "des":</text:p>
      <text:p text:style-name="P46"><text:tab/><text:tab/>block, err := des.NewCipher(keyHash[:des.BlockSize])</text:p>
      <text:p text:style-name="P46"><text:tab/><text:tab/>if err != nil {</text:p>
      <text:p text:style-name="P46"><text:tab/><text:tab/><text:tab/>return nil, err</text:p>
      <text:p text:style-name="P46"><text:tab/><text:tab/>}</text:p>
      <text:p text:style-name="P46"><text:tab/><text:tab/>iv := IvSource[:des.BlockSize]</text:p>
      <text:p text:style-name="P46"><text:tab/><text:tab/>stream = cipher.NewCTR(block, iv)</text:p>
      <text:p text:style-name="P46"/>
      <text:p text:style-name="P46"><text:tab/>case "tdes":</text:p>
      <text:p text:style-name="P46"><text:tab/><text:tab/>block, err := des.NewTripleDESCipher(keyHash[:des.BlockSize*3])</text:p>
      <text:p text:style-name="P46"><text:tab/><text:tab/>if err != nil {</text:p>
      <text:p text:style-name="P46"><text:tab/><text:tab/><text:tab/>return nil, err</text:p>
      <text:p text:style-name="P46"><text:tab/><text:tab/>}</text:p>
      <text:p text:style-name="P46"><text:tab/><text:tab/>iv := IvSource[:des.BlockSize]</text:p>
      <text:p text:style-name="P46"><text:tab/><text:tab/>stream = cipher.NewCTR(block, iv)</text:p>
      <text:p text:style-name="P46"/>
      <text:p text:style-name="P46"><text:tab/>case "rc2":</text:p>
      <text:p text:style-name="P46"><text:tab/><text:tab/>block, err := rc2.NewCipher(keyHash[:])</text:p>
      <text:p text:style-name="P46"><text:tab/><text:tab/>if err != nil {</text:p>
      <text:p text:style-name="P46"><text:tab/><text:tab/><text:tab/>return nil, err</text:p>
      <text:p text:style-name="P46"><text:tab/><text:tab/>}</text:p>
      <text:p text:style-name="P46"><text:tab/><text:tab/>iv := IvSource[:block.BlockSize()]</text:p>
      <text:p text:style-name="P46"><text:tab/><text:tab/>stream = cipher.NewCTR(block, iv)</text:p>
      <text:p text:style-name="P46"/>
      <text:p text:style-name="P46"><text:tab/>case "rc4":</text:p>
      <text:p text:style-name="P46"><text:tab/><text:tab/>block, err := rc4.NewCipher(keyHash[:])</text:p>
      <text:p text:style-name="P46"><text:tab/><text:tab/>if err != nil {</text:p>
      <text:p text:style-name="P46"><text:tab/><text:tab/><text:tab/>return nil, err</text:p>
      <text:p text:style-name="P46"><text:tab/><text:tab/>}</text:p>
      <text:p text:style-name="P46"><text:tab/><text:tab/>stream = block</text:p>
      <text:p text:style-name="P46"/>
      <text:p text:style-name="P46"><text:tab/>case "rc5":</text:p>
      <text:p text:style-name="P46"><text:tab/><text:tab/>block, err := rc5.NewCipher64(keyHash[:], 12)</text:p>
      <text:p text:style-name="P46"><text:tab/><text:tab/>if err != nil {</text:p>
      <text:p text:style-name="P46"><text:tab/><text:tab/><text:tab/>return nil, err</text:p>
      <text:p text:style-name="P46"><text:tab/><text:tab/>}</text:p>
      <text:p text:style-name="P46"><text:tab/><text:tab/>iv := IvSource[:block.BlockSize()]</text:p>
      <text:p text:style-name="P46"><text:tab/><text:tab/>stream = cipher.NewCTR(block, iv)</text:p>
      <text:p text:style-name="P46"/>
      <text:p text:style-name="P46"><text:tab/>default:</text:p>
      <text:p text:style-name="P46"><text:tab/><text:tab/>return nil, errors.New("unknown algorithm")</text:p>
      <text:p text:style-name="P46"><text:tab/>}</text:p>
      <text:p text:style-name="P46"/>
      <text:p text:style-name="P46"><text:tab/>return stream, nil</text:p>
      <text:p text:style-name="P46">}</text:p>
      <text:p text:style-name="P46"/>
      <text:p text:style-name="P46">func computeEntropy(bytes []byte) float64 {</text:p>
      <text:p text:style-name="P46"><text:tab/>counts := [256]int{}</text:p>
      <text:p text:style-name="P46"><text:tab/>for _, b := range bytes {</text:p>
      <text:p text:style-name="P46"><text:tab/><text:tab/>counts[b] += 1</text:p>
      <text:p text:style-name="P46"><text:tab/>}</text:p>
      <text:p text:style-name="P46"><text:soft-page-break/></text:p>
      <text:p text:style-name="P46"><text:tab/>sum := float64(0)</text:p>
      <text:p text:style-name="P46"><text:tab/>for i := range counts {</text:p>
      <text:p text:style-name="P46"><text:tab/><text:tab/>p := float64(counts[i]) / float64(len(bytes))</text:p>
      <text:p text:style-name="P46"><text:tab/><text:tab/>if p == 0 {</text:p>
      <text:p text:style-name="P46"><text:tab/><text:tab/><text:tab/>continue</text:p>
      <text:p text:style-name="P46"><text:tab/><text:tab/>}</text:p>
      <text:p text:style-name="P46"/>
      <text:p text:style-name="P46"><text:tab/><text:tab/>sum += p * math.Log2(p)</text:p>
      <text:p text:style-name="P46"><text:tab/>}</text:p>
      <text:p text:style-name="P46"/>
      <text:p text:style-name="P46"><text:tab/>return -sum</text:p>
      <text:p text:style-name="P46">}</text:p>
      <text:p text:style-name="P46"/>
      <text:p text:style-name="P47"><text:tab/></text:p>
      <text:p text:style-name="P48"><text:span text:style-name="T18"><text:tab/></text:span>2. Результат тестирования разработанного программного обеспечения:</text:p>
      <text:p text:style-name="P49"><text:span text:style-name="T19">Результат шифрования сообщения «</text:span><text:span text:style-name="T20">He мысля гордый свет забавить</text:span><text:span text:style-name="T19">», средняя энтропия байта в котором составляет </text:span><text:span text:style-name="T20">3.844</text:span><text:span text:style-name="T19"> бит.</text:span></text:p>
      <table:table table:name="Таблица3" table:style-name="Таблица3">
        <table:table-column table:style-name="Таблица3.A" table:number-columns-repeated="3"/>
        <table:table-row table:style-name="Таблица3.1">
          <table:table-cell table:style-name="Таблица3.A1" office:value-type="string">
            <text:p text:style-name="P50">Алгоритм шифрования</text:p>
          </table:table-cell>
          <table:table-cell table:style-name="Таблица3.A1" office:value-type="string">
            <text:p text:style-name="P50">Шифртекст</text:p>
          </table:table-cell>
          <table:table-cell table:style-name="Таблица3.A1" office:value-type="string">
            <text:p text:style-name="P50">Средняя энтропия байта в шифртексте, бит</text:p>
          </table:table-cell>
        </table:table-row>
        <table:table-row table:style-name="Таблица3.1">
          <table:table-cell table:style-name="Таблица3.A1" office:value-type="string">
            <text:p text:style-name="P51">RC2</text:p>
          </table:table-cell>
          <table:table-cell table:style-name="Таблица3.A1" office:value-type="string">
            <text:p text:style-name="P52">qFxHRA7SErndQjFUa8FXdr4CGSxfR6l4Iv_felnsBzLRPoYLbe9PEq-4lRPsw5sWdJnC</text:p>
          </table:table-cell>
          <table:table-cell table:style-name="Таблица3.A1" office:value-type="string">
            <text:p text:style-name="P51">5.614712907393384</text:p>
          </table:table-cell>
        </table:table-row>
        <table:table-row table:style-name="Таблица3.1">
          <table:table-cell table:style-name="Таблица3.A1" office:value-type="string">
            <text:p text:style-name="P51">RC4</text:p>
          </table:table-cell>
          <table:table-cell table:style-name="Таблица3.A1" office:value-type="string">
            <text:p text:style-name="P52">5NXBDV9q4IF-d_QnEqx5zRcNsK4ZCZ6LimhIvXgPsOet1asjSeYWdEUz_e859qCtIduG</text:p>
          </table:table-cell>
          <table:table-cell table:style-name="Таблица3.A1" office:value-type="string">
            <text:p text:style-name="P51">5.576977058336781</text:p>
          </table:table-cell>
        </table:table-row>
        <table:table-row table:style-name="Таблица3.1">
          <table:table-cell table:style-name="Таблица3.A1" office:value-type="string">
            <text:p text:style-name="P51">RC5</text:p>
          </table:table-cell>
          <table:table-cell table:style-name="Таблица3.A1" office:value-type="string">
            <text:p text:style-name="P52">yneGjvixCyv0dd1WVpU_ndC-0YDQtNGL0Lkg0YHQstC10YIg0LfQsNCx0LDQstC40YLR</text:p>
          </table:table-cell>
          <table:table-cell table:style-name="Таблица3.A1" office:value-type="string">
            <text:p text:style-name="P51">4.4908728543870255</text:p>
          </table:table-cell>
        </table:table-row>
        <table:table-row table:style-name="Таблица3.1">
          <table:table-cell table:style-name="Таблица3.A1" office:value-type="string">
            <text:p text:style-name="P51">DES</text:p>
          </table:table-cell>
          <table:table-cell table:style-name="Таблица3.A1" office:value-type="string">
            <text:p text:style-name="P52">_xKBDvRJf2z0gYe1eXM47YDRoxr2GQp3iWieoaq2Fdy6dLyP7T9_LkaTOlK49u6V6GE4</text:p>
          </table:table-cell>
          <table:table-cell table:style-name="Таблица3.A1" office:value-type="string">
            <text:p text:style-name="P51">5.501505360223574</text:p>
          </table:table-cell>
        </table:table-row>
        <table:table-row table:style-name="Таблица3.1">
          <table:table-cell table:style-name="Таблица3.A1" office:value-type="string">
            <text:p text:style-name="P51">DESede</text:p>
          </table:table-cell>
          <table:table-cell table:style-name="Таблица3.A1" office:value-type="string">
            <text:p text:style-name="P52">2Aa51Od9vMPp520CzDcI2Z7_9skkl-gfwPdD89AcK8DoUrmXptEGoF4ZtmBtLcTdmUZn</text:p>
          </table:table-cell>
          <table:table-cell table:style-name="Таблица3.A1" office:value-type="string">
            <text:p text:style-name="P51">5.463769511166971</text:p>
          </table:table-cell>
        </table:table-row>
        <table:table-row table:style-name="Таблица3.1">
          <table:table-cell table:style-name="Таблица3.A1" office:value-type="string">
            <text:p text:style-name="P51">AES</text:p>
          </table:table-cell>
          <table:table-cell table:style-name="Таблица3.A1" office:value-type="string">
            <text:p text:style-name="P52">ejF47p_HwXBkDPP5vqEfU9fDze28EkT5xiW-HslzexRxEA1IFGmO63iSxzsZa4wsF3FG</text:p>
          </table:table-cell>
          <table:table-cell table:style-name="Таблица3.A1" office:value-type="string">
            <text:p text:style-name="P51">5.501505360223574</text:p>
          </table:table-cell>
        </table:table-row>
      </table:table>
      <text:p text:style-name="P53"/>
      <text:p text:style-name="P54"><text:span text:style-name="T19">Вывод: </text:span><text:span text:style-name="T21">RC2 показал наибольшее увеличение энтропии, в то время как RC5 — наименьшее. Можно предположить, что RC2 является самым качественным шифром.</text:span></text:p>
      <text:p text:style-name="P53"/>
      <text:p text:style-name="P55"><text:span text:style-name="T19">Результат шифрования сообщения «He мысля гордый свет забавить, Вниманье дружбы возлюбя», средняя энтропия байта в котором составляет 3.961 бит.</text:span></text:p>
      <table:table table:name="Таблица4" table:style-name="Таблица4">
        <table:table-column table:style-name="Таблица4.A" table:number-columns-repeated="3"/>
        <table:table-row table:style-name="Таблица4.1">
          <table:table-cell table:style-name="Таблица4.A1" office:value-type="string">
            <text:p text:style-name="P50">Алгоритм шифрования</text:p>
          </table:table-cell>
          <table:table-cell table:style-name="Таблица4.A1" office:value-type="string">
            <text:p text:style-name="P50">Шифртекст</text:p>
          </table:table-cell>
          <table:table-cell table:style-name="Таблица4.A1" office:value-type="string">
            <text:p text:style-name="P50">Средняя энтропия байта в шифртексте, бит</text:p>
          </table:table-cell>
        </table:table-row>
        <table:table-row table:style-name="Таблица4.1">
          <table:table-cell table:style-name="Таблица4.A1" office:value-type="string">
            <text:p text:style-name="P51">RC2</text:p>
          </table:table-cell>
          <table:table-cell table:style-name="Таблица4.A1" office:value-type="string">
            <text:p text:style-name="P52">qFxHRA7SErndQjFUa8FXdr4CGSxfR6l4Iv_felnsBzLRPoYLbe9PEq-4lRPsw5sWdJnCuzsiu8OrvbCj2JN8mfG_eS5xv7cH_MiFjdMFr6tr5ioKhc9z<text:soft-page-break/>K_PCR2w49goTuhiZ</text:p>
          </table:table-cell>
          <table:table-cell table:style-name="Таблица4.A1" office:value-type="string">
            <text:p text:style-name="P51">6.250470003874293</text:p>
          </table:table-cell>
        </table:table-row>
        <table:table-row table:style-name="Таблица4.1">
          <table:table-cell table:style-name="Таблица4.A1" office:value-type="string">
            <text:p text:style-name="P51">RC4</text:p>
          </table:table-cell>
          <table:table-cell table:style-name="Таблица4.A1" office:value-type="string">
            <text:p text:style-name="P52">5NXBDV9q4IF-d_QnEqx5zRcNsK4ZCZ6LimhIvXgPsOet1asjSeYWdEUz_e859qCtIduGBMRVk2QFu7zrsdNB_siGeDmAH__8OoPzBCl9pfHfR5F-UgxqOyvOB-n4eCY-GPW6</text:p>
          </table:table-cell>
          <table:table-cell table:style-name="Таблица4.A1" office:value-type="string">
            <text:p text:style-name="P51">6.399509271572916</text:p>
          </table:table-cell>
        </table:table-row>
        <table:table-row table:style-name="Таблица4.1">
          <table:table-cell table:style-name="Таблица4.A1" office:value-type="string">
            <text:p text:style-name="P51">RC5</text:p>
          </table:table-cell>
          <table:table-cell table:style-name="Таблица4.A1" office:value-type="string">
            <text:p text:style-name="P52">yneGjvixCyv0dd1WVpU_ndC-0YDQtNGL0Lkg0YHQstC10YIg0LfQsNCx0LDQstC40YLRjCwg0JLQvdC40LzQsNC90YzQtSDQtNGA0YPQttCx0Ysg0LLQvtC30LvRjtCx0Y8K</text:p>
          </table:table-cell>
          <table:table-cell table:style-name="Таблица4.A1" office:value-type="string">
            <text:p text:style-name="P51">4.423797042715106</text:p>
          </table:table-cell>
        </table:table-row>
        <table:table-row table:style-name="Таблица4.1">
          <table:table-cell table:style-name="Таблица4.A1" office:value-type="string">
            <text:p text:style-name="P51">DES</text:p>
          </table:table-cell>
          <table:table-cell table:style-name="Таблица4.A1" office:value-type="string">
            <text:p text:style-name="P52">_xKBDvRJf2z0gYe1eXM47YDRoxr2GQp3iWieoaq2Fdy6dLyP7T9_LkaTOlK49u6V6GE4HLt_PdtNoT8kSXH_reVjjgPXC10rnsEtBd1pIPSCG82pbfaHAn36HAtVbGTTRMLE</text:p>
          </table:table-cell>
          <table:table-cell table:style-name="Таблица4.A1" office:value-type="string">
            <text:p text:style-name="P51">6.242844877589815</text:p>
          </table:table-cell>
        </table:table-row>
        <table:table-row table:style-name="Таблица4.1">
          <table:table-cell table:style-name="Таблица4.A1" office:value-type="string">
            <text:p text:style-name="P51">DESede</text:p>
          </table:table-cell>
          <table:table-cell table:style-name="Таблица4.A1" office:value-type="string">
            <text:p text:style-name="P52">2Aa51Od9vMPp520CzDcI2Z7_9skkl-gfwPdD89AcK8DoUrmXptEGoF4ZtmBtLcTdmUZnrzcVe3dbFPMRB1bqr5XBfKh_aXT0tjIlXfJu1JLcn4BJJBzKkbj9-JX0AaUmRmsc</text:p>
          </table:table-cell>
          <table:table-cell table:style-name="Таблица4.A1" office:value-type="string">
            <text:p text:style-name="P51">6.258095130158773</text:p>
          </table:table-cell>
        </table:table-row>
        <table:table-row table:style-name="Таблица4.1">
          <table:table-cell table:style-name="Таблица4.A1" office:value-type="string">
            <text:p text:style-name="P51">AES</text:p>
          </table:table-cell>
          <table:table-cell table:style-name="Таблица4.A1" office:value-type="string">
            <text:p text:style-name="P52">ejF47p_HwXBkDPP5vqEfU9fDze28EkT5xiW-HslzexRxEA1IFGmO63iSxzsZa4wsF3FGEQF-e8BDcSgGJpqhDuoDVMFGjVA97wmjoWWl9E2pSYZfjFrB0D57ficUpO0uqBeH</text:p>
          </table:table-cell>
          <table:table-cell table:style-name="Таблица4.A1" office:value-type="string">
            <text:p text:style-name="P51">6.2073926048188355</text:p>
          </table:table-cell>
        </table:table-row>
      </table:table>
      <text:p text:style-name="P53"/>
      <text:p text:style-name="P55"><text:span text:style-name="T19">Вывод: </text:span><text:span text:style-name="T22">все шифры, кроме </text:span><text:span text:style-name="T23">RC5, увеличили энтропию и пришли примерно к одному результату в </text:span><text:span text:style-name="T24">≈</text:span><text:span text:style-name="T25">6.3 бит. RC5, в свою очередь, показал меньшую энтропию по сравнению с предыдущим результатом. Можно предположить, что RC5 имеет самое низкое качество среди остальных.</text:span></text:p>
      <text:p text:style-name="P53"/>
      <text:p text:style-name="P55"><text:span text:style-name="T19">Результат шифрования сообщения «He мысля гордый свет забавить, Вниманье дружбы возлюбя, Хотел бы я тебе представить Залог достойнее тебя», средняя энтропия байта в котором составляет 3.89</text:span><text:span text:style-name="T26">7</text:span><text:span text:style-name="T19"> бит.</text:span></text:p>
      <table:table table:name="Таблица5" table:style-name="Таблица5">
        <table:table-column table:style-name="Таблица5.A" table:number-columns-repeated="3"/>
        <table:table-row table:style-name="Таблица5.1">
          <table:table-cell table:style-name="Таблица5.A1" office:value-type="string">
            <text:p text:style-name="P50">Алгоритм шифрования</text:p>
          </table:table-cell>
          <table:table-cell table:style-name="Таблица5.A1" office:value-type="string">
            <text:p text:style-name="P50">Шифртекст</text:p>
          </table:table-cell>
          <table:table-cell table:style-name="Таблица5.A1" office:value-type="string">
            <text:p text:style-name="P50">Средняя энтропия байта в шифртексте, бит</text:p>
          </table:table-cell>
        </table:table-row>
        <table:table-row table:style-name="Таблица5.1">
          <table:table-cell table:style-name="Таблица5.A1" office:value-type="string">
            <text:p text:style-name="P51">RC2</text:p>
          </table:table-cell>
          <table:table-cell table:style-name="Таблица5.A1" office:value-type="string">
            <text:p text:style-name="P52">qFxHRA7SErndQjFUa8FXdr4CGSxfR6l4Iv_felnsBzLRPoYLbe9PEq-4lRPsw5sWdJnCuzsiu8OrvbCj2JN8mfG_eS5xv7cH_MiFjdMFr6tr5ioKhc9z<text:soft-page-break/>K_PCR2w49goTuhi_x2TeDlWyuzM49yHgppIIknXb-Hz-n22zY5y0xjkUq7jkTqbQc1iCrZztJKwVmgGKeWenzdVX-ERyifN6cWiiUNgFxN1XEJZmqQeoIY5SqP0LY-gwicFBojF5</text:p>
          </table:table-cell>
          <table:table-cell table:style-name="Таблица5.A1" office:value-type="string">
            <text:p text:style-name="P51">6.990702450345122</text:p>
          </table:table-cell>
        </table:table-row>
        <table:table-row table:style-name="Таблица5.1">
          <table:table-cell table:style-name="Таблица5.A1" office:value-type="string">
            <text:p text:style-name="P51">RC4</text:p>
          </table:table-cell>
          <table:table-cell table:style-name="Таблица5.A1" office:value-type="string">
            <text:p text:style-name="P52">5NXBDV9q4IF-d_QnEqx5zRcNsK4ZCZ6LimhIvXgPsOet1asjSeYWdEUz_e859qCtIduGBMRVk2QFu7zrsdNB_siGeDmAH__8OoPzBCl9pfHfR5F-UgxqOyvOB-n4eCY-GPWclnw8sQ4zOEGEbqNv1vBqd7tbD7AWMjegXUWEKLII-koWf8pneqXpf2478VBBRddqhT7bDhZbWY604gsBglOqdQFFML0U6OdcikT9mNCYaxfceKQcheUsQSkV</text:p>
          </table:table-cell>
          <table:table-cell table:style-name="Таблица5.A1" office:value-type="string">
            <text:p text:style-name="P51">6.976408832003776</text:p>
          </table:table-cell>
        </table:table-row>
        <table:table-row table:style-name="Таблица5.1">
          <table:table-cell table:style-name="Таблица5.A1" office:value-type="string">
            <text:p text:style-name="P51">RC5</text:p>
          </table:table-cell>
          <table:table-cell table:style-name="Таблица5.A1" office:value-type="string">
            <text:p text:style-name="P52">yneGjvixCyv0dd1WVpU_ndC-0YDQtNGL0Lkg0YHQstC10YIg0LfQsNCx0LDQstC40YLRjCwg0JLQvdC40LzQsNC90YzQtSDQtNGA0YPQttCx0Ysg0LLQvtC30LvRjtCx0Y8sINCl0L7RgtC10Lsg0LHRiyDRjyDRgtC10LHQtSBSrXfelNVQTqQktwUJBT-c0LjRgtGMINCX0LDQu9C-0LMg0LTQvtGB0YLQvtC50L3QtdC1INGC0LXQsdGP</text:p>
          </table:table-cell>
          <table:table-cell table:style-name="Таблица5.A1" office:value-type="string">
            <text:p text:style-name="P51">4.575430736014608</text:p>
          </table:table-cell>
        </table:table-row>
        <table:table-row table:style-name="Таблица5.1">
          <table:table-cell table:style-name="Таблица5.A1" office:value-type="string">
            <text:p text:style-name="P51">DES</text:p>
          </table:table-cell>
          <table:table-cell table:style-name="Таблица5.A1" office:value-type="string">
            <text:p text:style-name="P52">_xKBDvRJf2z0gYe1eXM47YDRoxr2GQp3iWieoaq2Fdy6dLyP7T9_LkaTOlK49u6V6GE4HLt_PdtNoT8kSXH_reVjjgPXC10rnsEtBd1pIPSCG82pbfaHAn36HAtVbGTTRMLi6BIaKI_LHyrp-kP5Aa_gnSx1H-w4ZF0g0ilyhZCLgp1lemtk2_xmmNqDwn0HbxbE702kCxWbSlifKUCd_IGxJJMO1WRh4KVts89xPhJfuYCeqDVfgXMa2H2J</text:p>
          </table:table-cell>
          <table:table-cell table:style-name="Таблица5.A1" office:value-type="string">
            <text:p text:style-name="P51">6.898545739796035</text:p>
          </table:table-cell>
        </table:table-row>
        <table:table-row table:style-name="Таблица5.1">
          <table:table-cell table:style-name="Таблица5.A1" office:value-type="string">
            <text:p text:style-name="P51">DESede</text:p>
          </table:table-cell>
          <table:table-cell table:style-name="Таблица5.A1" office:value-type="string">
            <text:p text:style-name="P52">2Aa51Od9vMPp520CzDcI2Z7_9skkl-gfwPdD89AcK8DoUrmXptEGoF4ZtmBtLcTdmUZnrzcVe3dbFPMRB1bqr5XBfKh_aX<text:soft-page-break/>T0tjIlXfJu1JLcn4BJJBzKkbj9-JX0AaUmRms6HfYvWT0WRgmnSOB7s8bWlxBHZj-Fx096wu_5eEKftxQxJBOoDrjNLtRIAPP86pq2u4Qdm0NGvA1sE8Nl19gJdGG9n065rUpzkkMfT-xQwSFeTD_G9uP8dT67</text:p>
          </table:table-cell>
          <table:table-cell table:style-name="Таблица5.A1" office:value-type="string">
            <text:p text:style-name="P51">6.965676726649521</text:p>
          </table:table-cell>
        </table:table-row>
        <table:table-row table:style-name="Таблица5.1">
          <table:table-cell table:style-name="Таблица5.A1" office:value-type="string">
            <text:p text:style-name="P51">AES</text:p>
          </table:table-cell>
          <table:table-cell table:style-name="Таблица5.A1" office:value-type="string">
            <text:p text:style-name="P52">ejF47p_HwXBkDPP5vqEfU9fDze28EkT5xiW-HslzexRxEA1IFGmO63iSxzsZa4wsF3FGEQF-e8BDcSgGJpqhDuoDVMFGjVA97wmjoWWl9E2pSYZfjFrB0D57ficUpO0uqBehhoU-_DoC2M9060YkfjGTQupS88YL4cPw1mlrUqdaM95HRMbYxxMq8w6RDUWzsouA33egLW4tDFDA5jzHZNWLDTgWGoiW2QRyn0-u5V9Vuj25rQAruvkZLNHq</text:p>
          </table:table-cell>
          <table:table-cell table:style-name="Таблица5.A1" office:value-type="string">
            <text:p text:style-name="P51">6.894572647679382</text:p>
          </table:table-cell>
        </table:table-row>
      </table:table>
      <text:p text:style-name="P53"/>
      <text:p text:style-name="P56"><text:span text:style-name="T19">Вывод: </text:span><text:span text:style-name="T22">результаты для данного сообщения полностью аналогичны результатам для предыдущего кроме того, что средняя энтропия между всеми шифрами, кроме </text:span><text:span text:style-name="T23">RC5, выросла до </text:span><text:span text:style-name="T24">≈</text:span><text:span text:style-name="T23">6.9.</text:span></text:p>
      <text:p text:style-name="P57"/>
      <text:p text:style-name="P56"><text:span text:style-name="T19">Результат шифрования </text:span><text:span text:style-name="T27">полного текста произведения А.С. Пушкина «Евгений Онегин»</text:span><text:span text:style-name="T19">, средняя энтропия байта в котором составляет 4.416 бит.</text:span>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58">Алгоритм шифрования</text:p>
          </table:table-cell>
          <table:table-cell table:style-name="Table1.A1" office:value-type="string">
            <text:p text:style-name="P58">Шифртекст</text:p>
          </table:table-cell>
          <table:table-cell table:style-name="Table1.A1" office:value-type="string">
            <text:p text:style-name="P58">Средняя энтропия байта в шифртексте, бит</text:p>
          </table:table-cell>
        </table:table-row>
        <table:table-row table:style-name="Table1.1">
          <table:table-cell table:style-name="Table1.A1" office:value-type="string">
            <text:p text:style-name="P59">RC2</text:p>
          </table:table-cell>
          <table:table-cell table:style-name="Table1.A1" table:number-rows-spanned="6" office:value-type="string">
            <text:p text:style-name="P60">Опущен в связи со слишком большим размером <text:span text:style-name="T28">(</text:span><text:span text:style-name="T29">≈</text:span><text:span text:style-name="T30">600 килобайт)</text:span></text:p>
          </table:table-cell>
          <table:table-cell table:style-name="Table1.A1" office:value-type="string">
            <text:p text:style-name="P59">7.999384365363326</text:p>
          </table:table-cell>
        </table:table-row>
        <table:table-row table:style-name="Table1.1">
          <table:table-cell table:style-name="Table1.A1" office:value-type="string">
            <text:p text:style-name="P59">RC4</text:p>
          </table:table-cell>
          <table:covered-table-cell table:style-name="Table1.A1"/>
          <table:table-cell table:style-name="Table1.A1" office:value-type="string">
            <text:p text:style-name="P59">7.999410719029977</text:p>
          </table:table-cell>
        </table:table-row>
        <table:table-row table:style-name="Table1.1">
          <table:table-cell table:style-name="Table1.A1" office:value-type="string">
            <text:p text:style-name="P59">RC5</text:p>
          </table:table-cell>
          <table:covered-table-cell table:style-name="Table1.A1"/>
          <table:table-cell table:style-name="Table1.A1" office:value-type="string">
            <text:p text:style-name="P59">5.177961326745027</text:p>
          </table:table-cell>
        </table:table-row>
        <table:table-row table:style-name="Table1.1">
          <table:table-cell table:style-name="Table1.A1" office:value-type="string">
            <text:p text:style-name="P59">DES</text:p>
          </table:table-cell>
          <table:covered-table-cell table:style-name="Table1.A1"/>
          <table:table-cell table:style-name="Table1.A1" office:value-type="string">
            <text:p text:style-name="P59">7.999467776264637</text:p>
          </table:table-cell>
        </table:table-row>
        <table:table-row table:style-name="Table1.1">
          <table:table-cell table:style-name="Table1.A1" office:value-type="string">
            <text:p text:style-name="P59">DESede</text:p>
          </table:table-cell>
          <table:covered-table-cell table:style-name="Table1.A1"/>
          <table:table-cell table:style-name="Table1.A1" office:value-type="string">
            <text:p text:style-name="P59">7.999461947640753</text:p>
          </table:table-cell>
        </table:table-row>
        <table:table-row table:style-name="Table1.1">
          <table:table-cell table:style-name="Table1.A1" office:value-type="string">
            <text:p text:style-name="P59">AES</text:p>
          </table:table-cell>
          <table:covered-table-cell table:style-name="Table1.A1"/>
          <table:table-cell table:style-name="Table1.A1" office:value-type="string">
            <text:p text:style-name="P59">7.99948698718201</text:p>
          </table:table-cell>
        </table:table-row>
      </table:table>
      <text:p text:style-name="P61"/>
      <text:p text:style-name="P62"><text:span text:style-name="T19">Вывод: для достаточно большого по величине текста средняя энтропия зашифрованного текста всеми алгоритмами, кроме </text:span><text:span text:style-name="T27">RC5,</text:span><text:span text:style-name="T19"> примерно в </text:span><text:span text:style-name="T27">2 раза больше открытого и составила </text:span><text:span text:style-name="T31">≈</text:span><text:span text:style-name="T32">8 бит. Это значение очень близко к максимально возможному значению средней энтропии каждого байта. Каждый шифр, кроме RC5, показал хорошее качество шифрование, если брать прирост средней энтропии байта в качестве метрики качества.</text:span></text:p>
      <text:p text:style-name="P63"/>
      <text:p text:style-name="P55"><text:span text:style-name="T19">Вывод о влиянии длины текста на полученные статистические характеристики шифртекстов: чем больше длина открытого текста, тем выше средняя энтропия байта как для открытого, так и для зашифрованного текста.</text:span></text:p>
      <text:p text:style-name="P53"/>
      <text:p text:style-name="P4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2.49m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mm" fo:margin-bottom="0m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Standard" style:next-style-name="Text_20_body" style:default-outline-level="" style:class="chapter">
      <style:paragraph-properties fo:margin-top="4.23mm" fo:margin-bottom="2.12m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2.12mm" fo:margin-bottom="2.12mm" style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Footnote" style:family="paragraph" style:parent-style-name="Standard" style:default-outline-level="" style:class="extra">
      <style:text-properties fo:font-size="10pt" style:rfc-language-tag="x-none" style:font-name-asian="Calibri1" style:font-family-asian="Calibri" style:font-family-generic-asian="system" style:font-pitch-asian="variable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0mm" style:contextual-spacing="true" fo:text-indent="0m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sdfootnote" style:family="paragraph" style:parent-style-name="Standard" style:default-outline-level="">
      <style:paragraph-properties fo:margin-left="6mm" fo:margin-right="0mm" fo:margin-top="4.94mm" fo:margin-bottom="2.8mm" style:contextual-spacing="false" fo:line-height="108%" fo:text-indent="-6mm" style:auto-text-indent="false"/>
      <style:text-properties fo:font-size="10pt" style:font-size-asian="10pt" style:font-size-complex="10pt"/>
    </style:style>
    <style:style style:name="western" style:family="paragraph" style:parent-style-name="Standard" style:default-outline-level="">
      <style:paragraph-properties fo:margin-top="4.94mm" fo:margin-bottom="2.5mm" style:contextual-spacing="false" fo:line-height="115%"/>
      <style:text-properties fo:font-size="11pt" style:font-size-asian="11pt" style:font-size-complex="11p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2.12mm" fo:margin-bottom="1.06m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Default_20_Paragraph_20_Font" style:display-name="Default Paragraph Font" style:family="text"/>
    <style:style style:name="Текст_20_сноски_20_Знак" style:display-name="Текст сноски Знак" style:family="text" style:parent-style-name="Default_20_Paragraph_20_Font">
      <style:text-properties style:font-name="Times New Roman" fo:font-family="'Times New Roman'" style:font-family-generic="roman" style:font-pitch="variable" fo:font-size="10pt" style:rfc-language-tag="x-none" style:font-name-asian="Calibri1" style:font-family-asian="Calibri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Footnote_20_anchor" style:display-name="Footnote anchor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Footnote_20_Characters" style:display-name="Footnote Characters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80" loext:opacity="100%" style:text-underline-style="solid" style:text-underline-width="auto" style:text-underline-color="font-color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" style:font-family-complex="Wingdings" style:font-family-generic-complex="system" style:font-pitch-complex="variable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style:font-name-complex="Courier New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" style:font-family-complex="'Courier New'" style:font-family-generic-complex="system" style:font-pitch-complex="variable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31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text:style-name="ListLabel_20_40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bullet text:level="1" text:style-name="ListLabel_20_49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bullet text:level="1" text:style-name="ListLabel_20_58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text:style-name="ListLabel_20_67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7" loext:num-list-format="o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8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89" loext:num-list-format="o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Пользователь Windows</meta:initial-creator>
    <meta:editing-cycles>12</meta:editing-cycles>
    <meta:creation-date>2024-10-03T08:04:00</meta:creation-date>
    <dc:date>2025-11-17T14:20:45.258903000</dc:date>
    <dc:language>ru-RU</dc:language>
    <meta:editing-duration>PT1H44M36S</meta:editing-duration>
    <meta:generator>LibreOffice/25.8.2.2$MacOSX_AARCH64 LibreOffice_project/d401f2107ccab8f924a8e2df40f573aab7605b6f</meta:generator>
    <meta:document-statistic meta:table-count="6" meta:image-count="0" meta:object-count="0" meta:page-count="10" meta:paragraph-count="356" meta:word-count="1315" meta:character-count="13266" meta:non-whitespace-character-count="1177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